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000000099306177A8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margin-left="-0.21mm" fo:margin-right="-0.64mm" fo:text-align="end" style:justify-single-word="false" fo:text-indent="0m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P2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3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size-asian="8pt" style:font-size-complex="8pt"/>
    </style:style>
    <style:style style:name="P4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5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6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7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8" style:family="paragraph" style:parent-style-name="Standard">
      <style:text-properties fo:font-size="2pt" style:font-size-asian="1.75pt" style:font-size-complex="2pt"/>
    </style:style>
    <style:style style:name="P9" style:family="paragraph" style:parent-style-name="Preformatted_20_Text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0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61819" style:font-size-asian="8pt" style:font-size-complex="8pt"/>
    </style:style>
    <style:style style:name="P11" style:family="paragraph" style:parent-style-name="Preformatted_20_Text" style:master-page-name="First_20_Page">
      <style:paragraph-properties style:page-number="auto"/>
    </style:style>
    <style:style style:name="fr1" style:family="graphic" style:parent-style-name="Graphics">
      <style:graphic-properties fo:margin-top="0mm" fo:margin-bottom="0mm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90.52mm" fo:margin-left="-3.56mm" fo:margin-right="-3.56mm" table:align="margins"/>
    </style:style>
    <style:style style:name="Table1.A" style:family="table-column">
      <style:table-column-properties style:column-width="90.1mm" style:rel-column-width="30995*"/>
    </style:style>
    <style:style style:name="Table1.B" style:family="table-column">
      <style:table-column-properties style:column-width="43.44mm" style:rel-column-width="14945*"/>
    </style:style>
    <style:style style:name="Table1.C" style:family="table-column">
      <style:table-column-properties style:column-width="10.14mm" style:rel-column-width="3489*"/>
    </style:style>
    <style:style style:name="Table1.D" style:family="table-column">
      <style:table-column-properties style:column-width="46.81mm" style:rel-column-width="16106*"/>
    </style:style>
    <style:style style:name="Table1.A1" style:family="table-cell">
      <style:table-cell-properties fo:padding-left="1.02mm" fo:padding-right="1.02mm" fo:padding-top="0.51mm" fo:padding-bottom="0.51mm" fo:border="none"/>
    </style:style>
    <style:style style:name="Table1.A2" style:family="table-cell">
      <style:table-cell-properties style:vertical-align="bottom" fo:padding-left="1.02mm" fo:padding-right="1.02mm" fo:padding-top="1.52mm" fo:padding-bottom="0.51mm" fo:border-left="none" fo:border-right="none" fo:border-top="0.05pt solid #000000" fo:border-bottom="none"/>
    </style:style>
    <style:style style:name="Table1.A3" style:family="table-cell">
      <style:table-cell-properties style:vertical-align="bottom" fo:padding-left="1.02mm" fo:padding-right="1.02mm" fo:padding-top="0.51mm" fo:padding-bottom="0.51mm" fo:border="none"/>
    </style:style>
    <style:style style:name="Table1.A8" style:family="table-cell">
      <style:table-cell-properties style:vertical-align="bottom" fo:padding-left="1.02mm" fo:padding-right="1.02mm" fo:padding-top="0.51mm" fo:padding-bottom="0.25mm" fo:border-left="none" fo:border-right="none" fo:border-top="none" fo:border-bottom="0.05pt solid #000000"/>
    </style:style>
    <style:style style:name="Table1.B8" style:family="table-cell">
      <style:table-cell-properties style:vertical-align="bottom" fo:padding-left="1.02mm" fo:padding-right="1.02mm" fo:padding-top="0.51mm" fo:padding-bottom="0.25mm" fo:border="none"/>
    </style:style>
    <style:style style:name="Table2" style:family="table">
      <style:table-properties style:width="190.52mm" fo:margin-left="-3.56mm" fo:margin-right="-3.56mm" table:align="margins" table:border-model="separating"/>
    </style:style>
    <style:style style:name="Table2.A" style:family="table-column">
      <style:table-column-properties style:column-width="190.52mm" style:rel-column-width="65535*"/>
    </style:style>
    <style:style style:name="Table2.A1" style:family="table-cell">
      <style:table-cell-properties fo:padding="0.97mm" fo:border-left="none" fo:border-right="none" fo:border-top="0.05pt solid #000000" fo:border-bottom="none"/>
    </style:style>
    <style:style style:name="Table2.A2" style:family="table-cell">
      <style:table-cell-properties fo:padding="0.97mm" fo:border="none"/>
    </style:style>
    <style:style style:name="MP1" style:family="paragraph" style:parent-style-name="Table_20_Contents">
      <style:paragraph-properties fo:margin-left="-0.21mm" fo:margin-right="-0.64mm" fo:text-align="end" style:justify-single-word="false" fo:text-indent="0m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MP2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3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4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size-asian="8pt" style:font-size-complex="8pt"/>
    </style:style>
    <style:style style:name="MP5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6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7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8" style:family="paragraph" style:parent-style-name="Standard">
      <style:text-properties fo:font-size="2pt" style:font-size-asian="1.75pt" style:font-size-complex="2pt"/>
    </style:style>
    <style:style style:name="MP9" style:family="paragraph" style:parent-style-name="Preformatted_20_Text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MP10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61819" style:font-size-asian="8pt" style:font-size-complex="8pt"/>
    </style:style>
    <style:style style:name="Mfr1" style:family="graphic" style:parent-style-name="Graphics">
      <style:graphic-properties fo:margin-top="0mm" fo:margin-bottom="0mm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6mm" fo:page-height="296.93mm" style:num-format="1" style:print-orientation="portrait" fo:margin-top="6.35mm" fo:margin-bottom="6.35mm" fo:margin-left="12.7mm" fo:margin-right="12.7mm" style:shadow="none" fo:background-color="transparent" style:writing-mode="lr-tb" style:footnote-max-height="0mm">
        <style:background-image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6mm" fo:page-height="296.93mm" style:num-format="1" style:print-orientation="portrait" fo:margin-top="2.54mm" fo:margin-bottom="6.35mm" fo:margin-left="15.24mm" fo:margin-right="11.43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1.02mm" fo:margin-left="0mm" fo:margin-right="0mm" fo:margin-bottom="0mm" style:dynamic-spacing="false"/>
      </style:header-style>
      <style:footer-style>
        <style:header-footer-properties fo:min-height="6.1mm" fo:margin-left="0mm" fo:margin-right="0mm" fo:margin-top="5.08mm" style:dynamic-spacing="false"/>
      </style:footer-style>
    </style:page-layout>
    <style:page-layout style:name="Mpm3">
      <style:page-layout-properties fo:page-width="210.06mm" fo:page-height="296.93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MP1"><draw:frame draw:style-name="Mfr1" draw:name="graphics2" text:anchor-type="char" svg:x="138.55mm" svg:y="0mm" svg:width="48.77mm" svg:height="13.46mm" draw:z-index="0"><draw:image xlink:href="Pictures/100000000000021000000099306177A8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2"/>
            </table:table-cell>
            <table:table-cell table:style-name="Table1.A2" office:value-type="string">
              <text:p text:style-name="MP2"/>
            </table:table-cell>
            <table:table-cell table:style-name="Table1.A2" table:number-columns-spanned="2" office:value-type="string">
              <text:p text:style-name="MP3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table:number-columns-spanned="2" office:value-type="string">
              <text:p text:style-name="MP3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4"/>
            </table:table-cell>
            <table:table-cell table:style-name="Table1.A3" office:value-type="string">
              <text:p text:style-name="MP2"/>
            </table:table-cell>
            <table:table-cell table:style-name="Table1.A3" table:number-columns-spanned="2" office:value-type="string">
              <text:p text:style-name="MP3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3">Tel: </text:p>
            </table:table-cell>
            <table:table-cell table:style-name="Table1.A3" office:value-type="string">
              <text:p text:style-name="MP5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3">Fax:</text:p>
            </table:table-cell>
            <table:table-cell table:style-name="Table1.A3" office:value-type="string">
              <text:p text:style-name="MP5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3">Web:</text:p>
            </table:table-cell>
            <table:table-cell table:style-name="Table1.A3" office:value-type="string">
              <text:p text:style-name="MP5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6">Via 4 Spine GmbH Am Holzweg 26, 65830 Kriftel</text:p>
            </table:table-cell>
            <table:table-cell table:style-name="Table1.B8" office:value-type="string">
              <text:p text:style-name="MP2"/>
            </table:table-cell>
            <table:table-cell table:style-name="Table1.A8" office:value-type="string">
              <text:p text:style-name="MP6">Mail:</text:p>
            </table:table-cell>
            <table:table-cell table:style-name="Table1.A8" office:value-type="string">
              <text:p text:style-name="MP7"><text:text-input text:description="&lt;company.partner_id.address[0].email&gt;">company.partner_id.address[0].email</text:text-input></text:p>
            </table:table-cell>
          </table:table-row>
        </table:table>
        <text:p text:style-name="MP8"/>
      </style:header>
      <style:footer>
        <text:p text:style-name="Text_20_body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9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10">Sparkasse Pforzheim Calw. Kto.: 7201109 BLZ: 66650085, </text:p>
              <text:p text:style-name="MP10">USt.-ID: DE255709189 IBAN DE 69 666 500 85 0007 2011 09 / BIC PZHSDE 66</text:p>
            </table:table-cell>
          </table:table-row>
        </table:table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4-02-05T10:37:04</dc:date>
    <meta:editing-duration>PT7H21M40S</meta:editing-duration>
    <meta:editing-cycles>105</meta:editing-cycles>
    <dc:creator>thegrymek </dc:creator>
    <meta:printed-by>thegrymek </meta:printed-by>
    <meta:print-date>2013-09-13T16:03:44</meta:print-date>
    <meta:document-statistic meta:table-count="2" meta:image-count="1" meta:object-count="0" meta:page-count="1" meta:paragraph-count="15" meta:word-count="46" meta:character-count="524" meta:non-whitespace-character-count="490"/>
  </office:meta>
</office:document-meta>
</file>